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0">
      <style:table-cell-properties fo:border="thin solid #000000" style:vertical-align="automatic" fo:wrap-option="wrap" fo:background-color="#F2F2F2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2F2F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Lien_32_hypertexte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5.9808333333333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00.5pt" style:use-optimal-row-height="fals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46">
            <text:p>003</text:p>
          </table:table-cell>
          <table:table-cell office:value-type="string" table:style-name="ce47">
            <text:p>Application identification</text:p>
          </table:table-cell>
          <table:table-cell office:value-type="string" table:style-name="ce48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49">
            <text:p>Moved to Crane</text:p>
          </table:table-cell>
          <table:table-cell table:style-name="ce50"/>
          <table:table-cell table:style-name="ce51"/>
          <table:table-cell office:value-type="string" table:style-name="ce52">
            <text:p>postponed</text:p>
          </table:table-cell>
          <table:table-cell table:number-columns-repeated="1014" table:style-name="ce26"/>
          <table:table-cell table:number-columns-repeated="15363" table:style-name="ce27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3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45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3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9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45">
            <text:p>integrated</text:p>
          </table:table-cell>
          <table:table-cell table:number-columns-repeated="16377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23"/>
          <table:table-cell table:number-columns-repeated="16377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9">
            <text:p>Not review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23"/>
          <table:table-cell table:number-columns-repeated="16377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0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23">
            <text:p>in progress SONY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23">
            <text:p>in progress SONY</text:p>
          </table:table-cell>
          <table:table-cell table:number-columns-repeated="16377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 progress SONY</text:p>
          </table:table-cell>
          <table:table-cell table:number-columns-repeated="16377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style-name="ce23"/>
          <table:table-cell table:number-columns-repeated="16377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in progress Orange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45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45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3">
            <text:p>In progress</text:p>
          </table:table-cell>
          <table:table-cell office:value-type="string" table:style-name="ce34">
            <text:p>Not reviewed</text:p>
          </table:table-cell>
          <table:table-cell table:style-name="ce32"/>
          <table:table-cell table:style-name="ce23"/>
          <table:table-cell table:number-columns-repeated="16377"/>
        </table:table-row>
        <table:table-row table:style-name="ro1">
          <table:table-cell office:value-type="string" table:style-name="ce35">
            <text:p>026</text:p>
          </table:table-cell>
          <table:table-cell office:value-type="string" table:style-name="ce18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0">
            <text:p>Ready for GSMA review</text:p>
          </table:table-cell>
          <table:table-cell office:value-type="string" table:style-name="ce36">
            <text:p>Not reviewed</text:p>
          </table:table-cell>
          <table:table-cell office:value-type="string" table:style-name="ce22">
            <text:p><text:a xlink:href="https://rcsjta.googlecode.com/git/docs/CR/CR_blackbird_5.2/RCSJTA_TT_BB_CR026_RemovingListener.doc">https://rcsjta.googlecode.com/git/docs/CR/CR_blackbird_5.2/RCSJTA_TT_BB_CR026_RemovingListener.doc</text:a>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38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36">
            <text:p>Not review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23"/>
          <table:table-cell table:number-columns-repeated="16377"/>
        </table:table-row>
        <table:table-row table:style-name="ro1">
          <table:table-cell office:value-type="string" table:style-name="ce38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36">
            <text:p>Not review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23"/>
          <table:table-cell table:number-columns-repeated="16377"/>
        </table:table-row>
        <table:table-row table:style-name="ro1">
          <table:table-cell office:value-type="string" table:style-name="ce46">
            <text:p>029</text:p>
          </table:table-cell>
          <table:table-cell office:value-type="string" table:style-name="ce47">
            <text:p>Add geoloc listener</text:p>
          </table:table-cell>
          <table:table-cell office:value-type="string" table:style-name="ce48">
            <text:p>- Add a callback listener for geoloc exchange during chat as for GSh</text:p>
          </table:table-cell>
          <table:table-cell office:value-type="string" table:style-name="ce49">
            <text:p>Cancelled</text:p>
          </table:table-cell>
          <table:table-cell table:style-name="ce53"/>
          <table:table-cell table:style-name="ce54"/>
          <table:table-cell office:value-type="string" table:style-name="ce52">
            <text:p>cancelled</text:p>
          </table:table-cell>
          <table:table-cell table:number-columns-repeated="16377"/>
        </table:table-row>
        <table:table-row table:style-name="ro1">
          <table:table-cell office:value-type="string" table:style-name="ce39">
            <text:p>030</text:p>
          </table:table-cell>
          <table:table-cell office:value-type="string" table:style-name="ce40">
            <text:p>Video share API</text:p>
          </table:table-cell>
          <table:table-cell office:value-type="string" table:style-name="ce41">
            <text:p>- Video sharing API refactoring to internalize the player in the API side</text:p>
          </table:table-cell>
          <table:table-cell office:value-type="string" table:style-name="ce42">
            <text:p>Ready for GSMA review</text:p>
          </table:table-cell>
          <table:table-cell office:value-type="string" table:style-name="ce43">
            <text:p>Not reviewed</text:p>
          </table:table-cell>
          <table:table-cell office:value-type="string" table:style-name="ce32">
            <text:p><text:a xlink:href="https://rcsjta.googlecode.com/git/docs/CR/CR_blackbird_5.2/RCSJTA_TT_BB_CR030_VSH.docx">https://rcsjta.googlecode.com/git/docs/CR/CR_blackbird_5.2/RCSJTA_TT_BB_CR030_VSH.docx</text:a></text:p>
          </table:table-cell>
          <table:table-cell table:style-name="ce37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3">
            <text:p>Not started</text:p>
          </table:table-cell>
          <table:table-cell office:value-type="string" table:style-name="ce25">
            <text:p>Not reviewed</text:p>
          </table:table-cell>
          <table:table-cell table:style-name="ce44"/>
          <table:table-cell table:style-name="ce23"/>
          <table:table-cell table:number-columns-repeated="16377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7-02T14:58:13Z</dc:date>
    <meta:editing-cycles>21</meta:editing-cycles>
    <meta:editing-duration>PT11249S</meta:editing-duration>
  </office:meta>
</office:document-meta>
</file>